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: 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is session is intended to "break the ice" and help the workshop
participants to get to know each other. If you are studying by yourself,
you can skip this session.</text:p>
              <text:p text:style-name="P1">On completion of this session, we hope you will:</text:p>
              <text:list text:style-name="L2">
                <text:list-item>
                  <text:p text:style-name="P3">have "broken the ice";</text:p>
                </text:list-item>
                <text:list-item>
                  <text:p text:style-name="P3">know a little about each other;</text:p>
                </text:list-item>
                <text:list-item>
                  <text:p text:style-name="P3">feel comfortable with what this workshop is about.</text:p>
                </text:list-item>
              </text:list>
            </draw:text-box>
          </draw:frame>
        </presentation:notes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ntroduce the facilitators and the course objectives:</text:p>
              <text:list text:style-name="L2">
                <text:list-item>
                  <text:p text:style-name="P3">why monitoring our networks is important,</text:p>
                </text:list-item>
                <text:list-item>
                  <text:p text:style-name="P3">how it benefits us,</text:p>
                </text:list-item>
                <text:list-item>
                  <text:p text:style-name="P3">and how to do it.</text:p>
                </text:list-item>
              </text:list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ease introduce yourself (the participants):</text:p>
            <text:list text:style-name="L2">
              <text:list-item>
                <text:p text:style-name="P3">Your name</text:p>
              </text:list-item>
              <text:list-item>
                <text:p text:style-name="P3">Where you work</text:p>
              </text:list-item>
              <text:list-item>
                <text:p text:style-name="P3">An interesting thing about you</text:p>
              </text:list-item>
              <text:list-item>
                <text:p text:style-name="P3">What you hope to get from this workshop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Get participants to introduce themselves using the questions above,
or other suitable ones.</text:p>
              <text:p text:style-name="P3">We will revisit the expectations later, in Unit 2,<text:s/><text:span text:style-name="P1">Why network management</text:span>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o's and Don'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would make this workshop work best for you?</text:p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Get participants’ to set out expected standards of behaviour
during the workshop, and capture this on a flipchart. Keep the
sheets up for the duration of the workshop.</text:p>
              <text:p text:style-name="P1">Examples might include:</text:p>
              <text:list text:style-name="L2">
                <text:list-item>
                  <text:p text:style-name="P3">Switch off phones</text:p>
                </text:list-item>
                <text:list-item>
                  <text:p text:style-name="P3">Ask questions/don't ask questions</text:p>
                </text:list-item>
                <text:list-item>
                  <text:p text:style-name="P3">Be polite to other members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imetabl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Day 1</text:span></text:p>
                  </text:list-item>
                  <text:list-item>
                    <text:list>
                      <text:list-item>
                        <text:p text:style-name="P3">Unit 0: Introductions (0900-0930)</text:p>
                      </text:list-item>
                      <text:list-item>
                        <text:p text:style-name="P3">Unit 1: The Bandwidth Challenge (0930-1030)</text:p>
                      </text:list-item>
                      <text:list-item>
                        <text:p text:style-name="P3">Unit 2: Why Monitor (1030-1130)</text:p>
                      </text:list-item>
                      <text:list-item>
                        <text:p text:style-name="P3">Break</text:p>
                      </text:list-item>
                      <text:list-item>
                        <text:p text:style-name="P3">Unit 3: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is may need to be modified, depending on which modules you have
planned to present or study, and the interests and experience of the
participant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